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2" style:apply-style-name="Accent_20_1" style:base-cell-address="Sheet1.A1"/>
    </style:style>
    <style:style style:name="ce2" style:family="table-cell" style:parent-style-name="Default">
      <style:map style:condition="cell-content()&lt;6" style:apply-style-name="Bad" style:base-cell-address="Sheet1.C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calcext:conditional-formats>
          <calcext:conditional-format calcext:target-range-address="Sheet1.A1:Sheet1.A3">
            <calcext:condition calcext:apply-style-name="Accent 1" calcext:value="&gt;2" calcext:base-cell-address="Sheet1.A1"/>
          </calcext:conditional-format>
          <calcext:conditional-format calcext:target-range-address="Sheet1.C1:Sheet1.C3">
            <calcext:condition calcext:apply-style-name="Bad" calcext:value="&lt;6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4:41:18.622806239</meta:creation-date>
    <dc:date>2024-03-18T14:42:12.715415954</dc:date>
    <meta:editing-duration>PT54S</meta:editing-duration>
    <meta:editing-cycles>1</meta:editing-cycles>
    <meta:document-statistic meta:table-count="1" meta:cell-count="6" meta:object-count="0"/>
    <meta:generator>LibreOfficeDev/24.8.0.0.alpha0$Linux_X86_64 LibreOffice_project/39663a323c3330c18b610fcdc9e9c75ddac770f1</meta:generator>
  </office:meta>
</office:document-meta>
</file>